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7dc3" officeooo:paragraph-rsid="00147dc3"/>
    </style:style>
    <style:style style:name="T1" style:family="text">
      <style:text-properties officeooo:rsid="00147d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1- </text:span>https://www.lucidchart.com/pages/pt/diagrama-de-componentes-uml</text:p>
      <text:p text:style-name="Standard"/>
      <text:p text:style-name="Standard"/>
      <text:p text:style-name="Standard"><text:span text:style-name="T1">2- </text:span>http://www.facom.ufu.br/~flavio/swmod-files/files/2015-02/11-UML-Diagramas-Compoentes-e-Implantacao-Pacotes.pdf</text:p>
      <text:p text:style-name="Standard"/>
      <text:p text:style-name="Standard"><text:span text:style-name="T1">3- </text:span>http://micreiros.com/diagramas-de-componentes/</text:p>
      <text:p text:style-name="Standard"/>
      <text:p text:style-name="P1">Achei o 2 com uma abordagem mais parruda, me ajudou a tirar umas conclusões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9T19:19:29.434773620</meta:creation-date>
    <dc:date>2020-05-29T19:23:39.757208860</dc:date>
    <meta:editing-duration>PT4M23S</meta:editing-duration>
    <meta:editing-cycles>1</meta:editing-cycles>
    <meta:document-statistic meta:table-count="0" meta:image-count="0" meta:object-count="0" meta:page-count="1" meta:paragraph-count="4" meta:word-count="20" meta:character-count="305" meta:non-whitespace-character-count="289"/>
    <meta:generator>LibreOffice/6.0.7.3$Linux_X86_64 LibreOffice_project/00m0$Build-3</meta:generator>
  </office:meta>
</office:document-meta>
</file>